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3.838cm" fo:margin-right="0cm" fo:text-indent="0cm" style:auto-text-indent="false"/>
      <style:text-properties fo:font-size="10pt" style:font-size-asian="10pt" style:font-size-complex="10pt"/>
    </style:style>
    <style:style style:name="P2" style:family="paragraph" style:parent-style-name="Preformatted_20_Text">
      <style:paragraph-properties fo:margin-left="3.838cm" fo:margin-right="0cm" fo:text-indent="0cm" style:auto-text-indent="false"/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3" style:family="paragraph" style:parent-style-name="Preformatted_20_Text">
      <style:paragraph-properties fo:margin-left="3.838cm" fo:margin-right="0cm" fo:margin-top="0cm" fo:margin-bottom="0.499cm" fo:text-indent="0cm" style:auto-text-indent="false"/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4" style:family="paragraph" style:parent-style-name="Horizontal_20_Line">
      <style:paragraph-properties fo:margin-left="3.838cm" fo:margin-right="0cm" fo:text-indent="0cm" style:auto-text-indent="false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4.034cm" fo:margin-right="0cm" fo:text-indent="0cm" style:auto-text-indent="false"/>
      <style:text-properties fo:font-size="10pt" style:font-size-asian="10pt" style:font-size-complex="10pt"/>
    </style:style>
    <style:style style:name="P6" style:family="paragraph" style:parent-style-name="Preformatted_20_Text">
      <style:paragraph-properties fo:margin-left="4.034cm" fo:margin-right="0cm" fo:text-indent="0cm" style:auto-text-indent="false"/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7" style:family="paragraph" style:parent-style-name="Preformatted_20_Text">
      <style:paragraph-properties fo:margin-left="4.034cm" fo:margin-right="0cm" fo:margin-top="0cm" fo:margin-bottom="0.499cm" fo:text-indent="0cm" style:auto-text-indent="false"/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8" style:family="paragraph" style:parent-style-name="Horizontal_20_Line">
      <style:paragraph-properties fo:margin-left="4.034cm" fo:margin-right="0cm" fo:text-indent="0cm" style:auto-text-indent="false"/>
      <style:text-properties fo:font-size="10pt" style:font-size-asian="10pt" style:font-size-complex="10pt"/>
    </style:style>
    <style:style style:name="P9" style:family="paragraph" style:parent-style-name="Standard">
      <style:paragraph-properties fo:margin-left="2.993cm" fo:margin-right="0cm" fo:text-indent="0cm" style:auto-text-indent="false"/>
      <style:text-properties fo:color="#333333" fo:font-size="10pt" style:font-size-asian="10pt" style:font-size-complex="10pt"/>
    </style:style>
    <style:style style:name="P10" style:family="paragraph" style:parent-style-name="Standard">
      <style:paragraph-properties fo:margin-left="4.034cm" fo:margin-right="0cm" fo:text-indent="0cm" style:auto-text-indent="false"/>
      <style:text-properties fo:color="#333333" fo:font-size="10pt" style:font-size-asian="10pt" style:font-size-complex="10pt"/>
    </style:style>
    <style:style style:name="P11" style:family="paragraph" style:parent-style-name="Text_20_body" style:list-style-name="L1">
      <style:text-properties fo:font-size="10pt" style:font-size-asian="10pt" style:font-size-complex="10pt"/>
    </style:style>
    <style:style style:name="P12" style:family="paragraph" style:parent-style-name="Text_20_body" style:list-style-name="L1">
      <style:text-properties fo:font-variant="normal" fo:text-transform="none" fo:color="#333333" style:font-name="Times New Roman" fo:font-size="10pt" fo:letter-spacing="normal" fo:font-style="normal" style:font-size-asian="10pt" style:font-size-complex="10pt"/>
    </style:style>
    <style:style style:name="P13" style:family="paragraph" style:parent-style-name="Text_20_body" style:list-style-name="L1">
      <style:text-properties fo:color="#333333" fo:font-size="10pt" style:font-size-asian="10pt" style:font-size-complex="10pt"/>
    </style:style>
    <style:style style:name="P14" style:family="paragraph" style:parent-style-name="Heading_20_1" style:list-style-name="L1">
      <style:paragraph-properties fo:margin-left="3.838cm" fo:margin-right="0cm" fo:text-indent="0cm" style:auto-text-indent="false"/>
      <style:text-properties fo:font-variant="normal" fo:text-transform="none" fo:color="#333333" style:font-name="Times New Roman" fo:font-size="10pt" fo:letter-spacing="normal" fo:font-style="normal" style:font-size-asian="10pt" style:font-size-complex="10pt"/>
    </style:style>
    <style:style style:name="P15" style:family="paragraph" style:parent-style-name="Heading_20_1">
      <style:paragraph-properties fo:margin-left="4.034cm" fo:margin-right="0cm" fo:text-indent="0cm" style:auto-text-indent="false"/>
      <style:text-properties fo:font-variant="normal" fo:text-transform="none" fo:color="#333333" style:font-name="Times New Roman" fo:font-size="10pt" fo:letter-spacing="normal" fo:font-style="normal" style:font-size-asian="10pt" style:font-size-complex="10pt"/>
    </style:style>
    <style:style style:name="P16" style:family="paragraph" style:parent-style-name="Heading_20_1" style:list-style-name="L1">
      <style:paragraph-properties fo:margin-left="4.034cm" fo:margin-right="0cm" fo:text-indent="0cm" style:auto-text-indent="false"/>
      <style:text-properties fo:font-variant="normal" fo:text-transform="none" fo:color="#333333" style:font-name="Times New Roman" fo:font-size="10pt" fo:letter-spacing="normal" fo:font-style="normal" style:font-size-asian="10pt" style:font-size-complex="10pt"/>
    </style:style>
    <style:style style:name="T1" style:family="text">
      <style:text-properties fo:color="#333333"/>
    </style:style>
    <style:style style:name="T2" style:family="text">
      <style:text-properties fo:font-variant="normal" fo:text-transform="none" fo:color="#333333" style:font-name="Times New Roman" fo:letter-spacing="normal" fo:font-style="normal"/>
    </style:style>
    <style:style style:name="T3" style:family="text">
      <style:text-properties fo:font-variant="normal" fo:text-transform="none" fo:color="#000000" style:font-name="Times New Roman" fo:letter-spacing="normal" fo:font-style="normal" style:text-underline-style="solid" style:text-underline-width="auto" style:text-underline-color="font-color"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293474001" text:style-name="L1">
        <text:list-item>
          <text:list>
            <text:list-item>
              <text:p text:style-name="P11"><text:span text:style-name="T1">Last job id </text:span><text:span text:style-name="T2">:777</text:span></text:p>
              <text:p text:style-name="P12">1.4.1 Map</text:p>
              <text:p text:style-name="P12"><text:s text:c="6"/>1.4.1.1 Map 1</text:p>
            </text:list-item>
          </text:list>
          <text:h text:style-name="P14" text:outline-level="1">Task Logs: 'attempt_201310231648_0777_m_000000_0'</text:h>
        </text:list-item>
      </text:list>
      <text:p text:style-name="P1"><text:line-break/><text:line-break/><text:span text:style-name="T3">stdout logs</text:span></text:p>
      <text:p text:style-name="P2">In map </text:p>
      <text:p text:style-name="P2">line : Sunny Cool <text:s/>Normal <text:s/>False Yes</text:p>
      <text:p text:style-name="P2">attr array [Sunny, Cool, Normal, False]</text:p>
      <text:p text:style-name="P2">size_split : 0</text:p>
      <text:p text:style-name="P2">0 Sunny Yes:1</text:p>
      <text:p text:style-name="P2">1 Cool Yes:1</text:p>
      <text:p text:style-name="P2">2 Normal Yes:1</text:p>
      <text:p text:style-name="P2">3 False Yes:1</text:p>
      <text:p text:style-name="P2">In map </text:p>
      <text:p text:style-name="P2">line : Rainy <text:s/>Mild <text:s/>Normal <text:s/>False Yes</text:p>
      <text:p text:style-name="P2">attr array [Rainy, Mild, Normal, False]</text:p>
      <text:p text:style-name="P2">size_split : 0</text:p>
      <text:p text:style-name="P2">0 Rainy Yes:1</text:p>
      <text:p text:style-name="P2">1 Mild Yes:1</text:p>
      <text:p text:style-name="P2">2 Normal Yes:1</text:p>
      <text:p text:style-name="P2">3 False Yes:1</text:p>
      <text:p text:style-name="P2">In map </text:p>
      <text:p text:style-name="P2">line : Sunny Mild <text:s/>Normal <text:s/>True Yes</text:p>
      <text:p text:style-name="P2">attr array [Sunny, Mild, Normal, True]</text:p>
      <text:p text:style-name="P2">size_split : 0</text:p>
      <text:p text:style-name="P2">0 Sunny Yes:1</text:p>
      <text:p text:style-name="P2">1 Mild Yes:1</text:p>
      <text:p text:style-name="P2">2 Normal Yes:1</text:p>
      <text:p text:style-name="P2">3 True Yes:1</text:p>
      <text:p text:style-name="P2">In map </text:p>
      <text:p text:style-name="P2">line : Overcaste <text:s/>Mild <text:s/>High <text:s/>True Yes</text:p>
      <text:p text:style-name="P2">attr array [Overcaste, Mild, High, True]</text:p>
      <text:p text:style-name="P2">size_split : 0</text:p>
      <text:p text:style-name="P2">0 Overcaste Yes:1</text:p>
      <text:p text:style-name="P2">1 Mild Yes:1</text:p>
      <text:p text:style-name="P2">2 High Yes:1</text:p>
      <text:p text:style-name="P2">3 True Yes:1</text:p>
      <text:p text:style-name="P2">In map </text:p>
      <text:p text:style-name="P2">line : Overcaste <text:s/>High <text:s/>Normal <text:s/>False Yes</text:p>
      <text:p text:style-name="P2">attr array [Overcaste, High, Normal, False]</text:p>
      <text:p text:style-name="P2">size_split : 0</text:p>
      <text:p text:style-name="P2">0 Overcaste Yes:1</text:p>
      <text:p text:style-name="P2">1 High Yes:1</text:p>
      <text:p text:style-name="P2">2 Normal Yes:1</text:p>
      <text:p text:style-name="P2">3 False Yes:1</text:p>
      <text:p text:style-name="P2">In map </text:p>
      <text:p text:style-name="P2">line : Rainy <text:s/>Mild <text:s/>High <text:s/>True No</text:p>
      <text:p text:style-name="P2">attr array [Rainy, Mild, High, True]</text:p>
      <text:p text:style-name="P2">size_split : 0</text:p>
      <text:p text:style-name="P2">0 Rainy No:1</text:p>
      <text:p text:style-name="P2">1 Mild No:1</text:p>
      <text:p text:style-name="P2">2 High No:1</text:p>
      <text:p text:style-name="P3">3 True No:1</text:p>
      <text:p text:style-name="P4"/>
      <text:p text:style-name="P1"><text:soft-page-break/><text:line-break/><text:line-break/><text:span text:style-name="T3">stderr logs</text:span></text:p>
      <text:p text:style-name="P2">SLF4J: Class path contains multiple SLF4J bindings.</text:p>
      <text:p text:style-name="P2">SLF4J: Found binding in [jar:file:/usr/lib/zookeeper/lib/slf4j-log4j12-1.6.1.jar!/org/slf4j/impl/StaticLoggerBinder.class]</text:p>
      <text:p text:style-name="P2">SLF4J: Found binding in [jar:file:/var/lib/hadoop-hdfs/cache/mapred/mapred/local/taskTracker/dataadmin/jobcache/job_201310231648_0777/jars/job.jar!/org/slf4j/impl/StaticLoggerBinder.class]</text:p>
      <text:p text:style-name="P3">SLF4J: See http://www.slf4j.org/codes.html#multiple_bindings for an explanation.</text:p>
      <text:p text:style-name="P4"/>
      <text:p text:style-name="P1"><text:line-break/><text:line-break/><text:span text:style-name="T3">syslog logs</text:span></text:p>
      <text:p text:style-name="P2">2013-12-20 10:59:19,003 WARN mapreduce.Counters: Group org.apache.hadoop.mapred.Task$Counter is deprecated. Use org.apache.hadoop.mapreduce.TaskCounter instead</text:p>
      <text:p text:style-name="P2">2013-12-20 10:59:19,666 WARN org.apache.hadoop.conf.Configuration: session.id is deprecated. Instead, use dfs.metrics.session-id</text:p>
      <text:p text:style-name="P2">2013-12-20 10:59:19,667 INFO org.apache.hadoop.metrics.jvm.JvmMetrics: Initializing JVM Metrics with processName=MAP, sessionId=</text:p>
      <text:p text:style-name="P2">2013-12-20 10:59:20,132 INFO org.apache.hadoop.util.ProcessTree: setsid exited with exit code 0</text:p>
      <text:p text:style-name="P2">2013-12-20 10:59:20,138 INFO org.apache.hadoop.mapred.Task: <text:s/>Using ResourceCalculatorPlugin : org.apache.hadoop.util.LinuxResourceCalculatorPlugin@135b9bad</text:p>
      <text:p text:style-name="P2">2013-12-20 10:59:20,389 INFO org.apache.hadoop.mapred.MapTask: Processing split: hdfs://10.31.0.35:8020/user/dataadmin/DATASETS/dt/outlook:208+209</text:p>
      <text:p text:style-name="P2">2013-12-20 10:59:20,414 WARN mapreduce.Counters: Counter name MAP_INPUT_BYTES is deprecated. Use FileInputFormatCounters as group name and <text:s/>BYTES_READ as counter name instead</text:p>
      <text:p text:style-name="P2">2013-12-20 10:59:20,419 INFO org.apache.hadoop.mapred.MapTask: numReduceTasks: 1</text:p>
      <text:p text:style-name="P2">2013-12-20 10:59:20,425 INFO org.apache.hadoop.mapred.MapTask: Map output collector class = org.apache.hadoop.mapred.MapTask$MapOutputBuffer</text:p>
      <text:p text:style-name="P2">2013-12-20 10:59:20,429 INFO org.apache.hadoop.mapred.MapTask: io.sort.mb = 100</text:p>
      <text:p text:style-name="P2">2013-12-20 10:59:20,524 INFO org.apache.hadoop.mapred.MapTask: data buffer = 79691776/99614720</text:p>
      <text:p text:style-name="P2">2013-12-20 10:59:20,524 INFO org.apache.hadoop.mapred.MapTask: record buffer = 262144/327680</text:p>
      <text:p text:style-name="P2">2013-12-20 10:59:20,542 INFO org.apache.hadoop.mapred.MapTask: Starting flush of map output</text:p>
      <text:p text:style-name="P2">2013-12-20 10:59:20,548 INFO org.apache.hadoop.mapred.MapTask: Finished spill 0</text:p>
      <text:p text:style-name="P2">2013-12-20 10:59:20,554 INFO org.apache.hadoop.mapred.Task: Task:attempt_201310231648_0777_m_000000_0 is done. And is in the process of commiting</text:p>
      <text:p text:style-name="P2">2013-12-20 10:59:20,607 INFO org.apache.hadoop.mapred.Task: Task 'attempt_201310231648_0777_m_000000_0' done.</text:p>
      <text:p text:style-name="P3"><text:soft-page-break/>2013-12-20 10:59:20,610 INFO org.apache.hadoop.mapred.TaskLogsTruncater: Initializing logs' truncater with mapRetainSize=-1 and reduceRetainSize=-1</text:p>
      <text:p text:style-name="P4"/>
      <text:p text:style-name="P1"><text:line-break/></text:p>
      <text:p text:style-name="P5"><text:line-break/></text:p>
      <text:list xml:id="list1023660219" text:continue-numbering="true" text:style-name="L1">
        <text:list-item>
          <text:list>
            <text:list-header>
              <text:p text:style-name="P13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color="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0T14:31:15</meta:creation-date>
    <dc:date>2013-12-20T14:44:20</dc:date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3" meta:paragraph-count="78" meta:word-count="385" meta:character-count="3509" meta:non-whitespace-character-count="3163"/>
  </office:meta>
</office:document-meta>
</file>